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05021EDB729D104BC53.png" manifest:media-type="image/png"/>
  <manifest:file-entry manifest:full-path="Pictures/10000201000001EB000001C29431D1D6C41D2327.png" manifest:media-type="image/png"/>
  <manifest:file-entry manifest:full-path="Pictures/1000020100000164000000EF2328B0C4E986267A.png" manifest:media-type="image/png"/>
  <manifest:file-entry manifest:full-path="Pictures/1000020100000223000001D077BD3309357760C9.png" manifest:media-type="image/png"/>
  <manifest:file-entry manifest:full-path="Pictures/10000201000000E10000014653721EE4626E5821.png" manifest:media-type="image/png"/>
  <manifest:file-entry manifest:full-path="Pictures/10000201000002160000022A41AB31007D6ECE51.png" manifest:media-type="image/png"/>
  <manifest:file-entry manifest:full-path="Pictures/100002010000020B000000EA458048006E76D0E1.png" manifest:media-type="image/png"/>
  <manifest:file-entry manifest:full-path="Pictures/10000201000001B0000001CD39B7F61C98207E54.png" manifest:media-type="image/png"/>
  <manifest:file-entry manifest:full-path="Pictures/100002010000018E00000121F96E8DFFE08F3FAE.png" manifest:media-type="image/png"/>
  <manifest:file-entry manifest:full-path="Pictures/1000020100000202000001749D84BCE76AC3DE10.png" manifest:media-type="image/png"/>
  <manifest:file-entry manifest:full-path="Pictures/1000078D0000079600000434DC3F2065388235A1.svg" manifest:media-type="image/svg+xml"/>
  <manifest:file-entry manifest:full-path="Pictures/10000201000002070000011AA9BB11E2486663D9.png" manifest:media-type="image/png"/>
  <manifest:file-entry manifest:full-path="Pictures/10000201000001E5000000F68F0F25D2A895D30B.png" manifest:media-type="image/png"/>
  <manifest:file-entry manifest:full-path="Pictures/1000030400000D7000000510C8A89E228FAF27E8.svg" manifest:media-type="image/svg+xml"/>
  <manifest:file-entry manifest:full-path="Pictures/100002010000008200000031EB4E2515B44C2D06.png" manifest:media-type="image/png"/>
  <manifest:file-entry manifest:full-path="Pictures/10000201000002120000010D8CE870B09B4D675C.png" manifest:media-type="image/png"/>
  <manifest:file-entry manifest:full-path="Pictures/10000201000000490000002962D24EB8B8EF43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eeeeee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solid" draw:fill="none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fffbcc" draw:textarea-horizontal-align="justify" draw:textarea-vertical-align="middle" draw:auto-grow-height="false" fo:min-height="4.34cm" fo:min-width="4.033cm" draw:shadow="hidden"/>
    </style:style>
    <style:style style:name="gr4" style:family="graphic" style:parent-style-name="Object_20_with_20_no_20_fill_20_and_20_no_20_line">
      <style:graphic-properties draw:stroke="none" svg:stroke-color="#666666" draw:fill="none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813cm" fo:min-width="0cm" draw:shadow="hidden" draw:shadow-offset-x="0.071cm" draw:shadow-offset-y="0.071cm" draw:shadow-opacity="20%"/>
    </style:style>
    <style:style style:name="gr6" style:family="graphic" style:parent-style-name="Object_20_with_20_no_20_fill_20_and_20_no_20_line">
      <style:graphic-properties draw:stroke="solid" draw:fill="none" draw:opacity="100%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5" style:family="graphic" style:parent-style-name="objectwithoutfill">
      <style:graphic-properties svg:stroke-width="0.035cm" svg:stroke-color="#ed1c24" draw:marker-start-width="0.252cm" draw:marker-end="Arrow" draw:marker-end-width="0.352cm" svg:stroke-opacity="50%" draw:fill="none" draw:textarea-vertical-align="middl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ffb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color="#808080" fo:font-size="10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color="#808080" fo:font-size="10pt" fo:language="zxx" fo:country="none" fo:font-weight="bold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text-properties fo:color="#808080" fo:font-size="14pt" fo:language="zxx" fo:country="none" fo:font-weight="bold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center"/>
      <style:text-properties fo:color="#808080" fo:font-size="12pt" fo:language="zxx" fo:country="none" fo:font-weight="bold" style:language-asian="zxx" style:country-asian="none" style:language-complex="zxx" style:country-complex="none"/>
    </style:style>
    <style:style style:name="P1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808080" fo:font-size="10pt"/>
    </style:style>
    <style:style style:name="T3" style:family="text">
      <style:text-properties fo:color="#808080" fo:font-size="14pt" fo:font-weight="bold" style:font-size-asian="14pt" style:font-size-complex="14pt"/>
    </style:style>
    <style:style style:name="T4" style:family="text">
      <style:text-properties fo:color="#808080" fo:font-size="14pt" fo:font-weight="bold"/>
    </style:style>
    <style:style style:name="T5" style:family="text">
      <style:text-properties fo:color="#808080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8.861cm" svg:y1="7.112cm" svg:x2="21.336cm" svg:y2="5.785cm" draw:start-shape="id1" draw:start-glue-point="0" draw:end-shape="id2" svg:d="M8861 7112c0-885 4158-1327 12475-1327" svg:viewBox="0 0 12476 1328">
          <text:p/>
        </draw:connector>
        <draw:connector draw:style-name="gr1" draw:text-style-name="P1" draw:layer="layout" draw:type="curve" draw:line-skew="1.119cm" svg:x1="8.861cm" svg:y1="7.112cm" svg:x2="15.113cm" svg:y2="2.812cm" draw:start-shape="id1" draw:start-glue-point="0" draw:end-shape="id3" draw:end-glue-point="2" svg:d="M8861 7112c0-1396 6252 753 6252-4300" svg:viewBox="0 0 6253 4301">
          <text:p/>
        </draw:connector>
        <draw:connector draw:style-name="gr1" draw:text-style-name="P1" draw:layer="layout" draw:type="curve" svg:x1="8.861cm" svg:y1="12.192cm" svg:x2="15.479cm" svg:y2="17.232cm" draw:start-shape="id1" draw:start-glue-point="2" draw:end-shape="id4" svg:d="M8861 12192c0 3781 6618 1262 6618 5040" svg:viewBox="0 0 6619 5041">
          <text:p/>
        </draw:connector>
        <draw:frame draw:style-name="gr2" draw:text-style-name="P1" xml:id="id12" draw:id="id12" draw:layer="layout" svg:width="4.572cm" svg:height="6.624cm" svg:x="0.254cm" svg:y="6.33cm">
          <draw:image xlink:href="Pictures/10000201000000E10000014653721EE4626E5821.png" xlink:type="simple" xlink:show="embed" xlink:actuate="onLoad">
            <text:p/>
          </draw:image>
        </draw:frame>
        <draw:g xml:id="id1" draw:id="id1">
          <draw:custom-shape draw:style-name="gr3" draw:text-style-name="P2" draw:layer="layout" svg:width="5.023cm" svg:height="5.08cm" svg:x="6.3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4.462cm" svg:height="4.629cm" svg:x="6.686cm" svg:y="7.366cm">
            <draw:image xlink:href="Pictures/10000201000002160000022A41AB31007D6ECE51.png" xlink:type="simple" xlink:show="embed" xlink:actuate="onLoad">
              <text:p/>
            </draw:image>
          </draw:frame>
          <draw:frame draw:style-name="gr5" draw:text-style-name="P4" draw:layer="layout" svg:width="2.542cm" svg:height="1.063cm" svg:x="7.592cm" svg:y="9.351cm">
            <draw:text-box>
              <text:p text:style-name="P3"><text:span text:style-name="T1">mobjy</text:span></text:p>
            </draw:text-box>
          </draw:frame>
        </draw:g>
        <draw:frame draw:style-name="gr2" draw:text-style-name="P1" xml:id="id5" draw:id="id5" draw:layer="layout" svg:width="4.667cm" svg:height="4.98cm" svg:x="5.493cm" svg:y="0.1cm">
          <draw:image xlink:href="Pictures/10000201000001B0000001CD39B7F61C98207E54.png" xlink:type="simple" xlink:show="embed" xlink:actuate="onLoad">
            <text:p/>
          </draw:image>
        </draw:frame>
        <draw:frame draw:style-name="gr2" draw:text-style-name="P1" xml:id="id3" draw:id="id3" draw:layer="layout" svg:width="3.81cm" svg:height="2.558cm" svg:x="13.208cm" svg:y="0.254cm">
          <draw:image xlink:href="Pictures/1000020100000164000000EF2328B0C4E986267A.png" xlink:type="simple" xlink:show="embed" xlink:actuate="onLoad">
            <text:p/>
          </draw:image>
        </draw:frame>
        <draw:frame draw:style-name="gr6" draw:text-style-name="P5" xml:id="id6" draw:id="id6" draw:layer="layout" svg:width="5.543cm" svg:height="5.08cm" svg:x="8.636cm" svg:y="0.705cm">
          <draw:image xlink:href="Pictures/10000201000001EB000001C29431D1D6C41D2327.png" xlink:type="simple" xlink:show="embed" xlink:actuate="onLoad">
            <text:p/>
          </draw:image>
        </draw:frame>
        <draw:frame draw:style-name="gr2" draw:text-style-name="P1" xml:id="id11" draw:id="id11" draw:layer="layout" svg:width="6.196cm" svg:height="3.144cm" svg:x="14.478cm" svg:y="4.826cm">
          <draw:image xlink:href="Pictures/10000201000002120000010D8CE870B09B4D675C.png" xlink:type="simple" xlink:show="embed" xlink:actuate="onLoad">
            <text:p/>
          </draw:image>
        </draw:frame>
        <draw:frame draw:style-name="gr2" draw:text-style-name="P1" xml:id="id2" draw:id="id2" draw:layer="layout" svg:width="6.559cm" svg:height="2.935cm" svg:x="21.336cm" svg:y="4.318cm">
          <draw:image xlink:href="Pictures/100002010000020B000000EA458048006E76D0E1.png" xlink:type="simple" xlink:show="embed" xlink:actuate="onLoad">
            <text:p/>
          </draw:image>
        </draw:frame>
        <draw:frame draw:style-name="gr2" draw:text-style-name="P1" xml:id="id7" draw:id="id7" draw:layer="layout" svg:width="5.842cm" svg:height="4.228cm" svg:x="5.08cm" svg:y="14.986cm">
          <draw:image xlink:href="Pictures/1000020100000202000001749D84BCE76AC3DE10.png" xlink:type="simple" xlink:show="embed" xlink:actuate="onLoad">
            <text:p/>
          </draw:image>
        </draw:frame>
        <draw:frame draw:style-name="gr2" draw:text-style-name="P1" xml:id="id8" draw:id="id8" draw:layer="layout" svg:width="6.463cm" svg:height="5.482cm" svg:x="8.636cm" svg:y="15.346cm">
          <draw:image xlink:href="Pictures/1000020100000223000001D077BD3309357760C9.png" xlink:type="simple" xlink:show="embed" xlink:actuate="onLoad">
            <text:p/>
          </draw:image>
        </draw:frame>
        <draw:frame draw:style-name="gr2" draw:text-style-name="P1" xml:id="id4" draw:id="id4" draw:layer="layout" svg:width="4.602cm" svg:height="3.342cm" svg:x="13.178cm" svg:y="17.232cm">
          <draw:image xlink:href="Pictures/100002010000018E00000121F96E8DFFE08F3FAE.png" xlink:type="simple" xlink:show="embed" xlink:actuate="onLoad">
            <text:p/>
          </draw:image>
        </draw:frame>
        <draw:frame draw:style-name="gr2" draw:text-style-name="P1" xml:id="id9" draw:id="id9" draw:layer="layout" svg:width="6.079cm" svg:height="3.302cm" svg:x="21.844cm" svg:y="12.7cm">
          <draw:image xlink:href="Pictures/10000201000002070000011AA9BB11E2486663D9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7.826cm" svg:y2="5.08cm" draw:start-shape="id1" draw:start-glue-point="0" draw:end-shape="id5" svg:d="M8861 7112c0-1374-1035-358-1035-2032" svg:viewBox="0 0 1036 2033">
          <text:p/>
        </draw:connector>
        <draw:connector draw:style-name="gr1" draw:text-style-name="P1" draw:layer="layout" draw:type="curve" draw:line-skew="-0.191cm" svg:x1="8.861cm" svg:y1="7.112cm" svg:x2="11.407cm" svg:y2="5.785cm" draw:start-shape="id1" draw:start-glue-point="0" draw:end-shape="id6" svg:d="M8861 7112c0-1131 2546-468 2546-1327" svg:viewBox="0 0 2547 1328">
          <text:p/>
        </draw:connector>
        <draw:connector draw:style-name="gr1" draw:text-style-name="P1" draw:layer="layout" draw:type="curve" svg:x1="8.861cm" svg:y1="12.192cm" svg:x2="8.001cm" svg:y2="14.986cm" draw:start-shape="id1" draw:start-glue-point="2" draw:end-shape="id7" svg:d="M8861 12192c0 2097-860 700-860 2794" svg:viewBox="0 0 861 2795">
          <text:p/>
        </draw:connector>
        <draw:connector draw:style-name="gr1" draw:text-style-name="P1" draw:layer="layout" draw:type="curve" svg:x1="8.861cm" svg:y1="12.192cm" svg:x2="11.867cm" svg:y2="15.346cm" draw:start-shape="id1" draw:start-glue-point="2" draw:end-shape="id8" svg:d="M8861 12192c0 2367 3006 790 3006 3154" svg:viewBox="0 0 3007 3155">
          <text:p/>
        </draw:connector>
        <draw:connector draw:style-name="gr1" draw:text-style-name="P1" draw:layer="layout" draw:type="curve" svg:x1="8.861cm" svg:y1="12.192cm" svg:x2="21.844cm" svg:y2="14.351cm" draw:start-shape="id1" draw:start-glue-point="2" draw:end-shape="id9" draw:end-glue-point="3" svg:d="M8861 12192c0 1440 4327 2159 12983 2159" svg:viewBox="0 0 12984 2160">
          <text:p/>
        </draw:connector>
        <draw:connector draw:style-name="gr1" draw:text-style-name="P1" draw:layer="layout" draw:type="curve" svg:x1="8.861cm" svg:y1="12.192cm" svg:x2="15.205cm" svg:y2="14.265cm" draw:start-shape="id1" draw:start-glue-point="2" draw:end-shape="id10" draw:end-glue-point="3" svg:d="M8861 12192c0 1382 2114 2073 6344 2073" svg:viewBox="0 0 6345 2074">
          <text:p/>
        </draw:connector>
        <draw:frame draw:style-name="gr2" draw:text-style-name="P1" xml:id="id10" draw:id="id10" draw:layer="layout" svg:width="5.848cm" svg:height="2.966cm" svg:x="15.205cm" svg:y="12.782cm">
          <draw:image xlink:href="Pictures/10000201000001E5000000F68F0F25D2A895D30B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14.478cm" svg:y2="6.398cm" draw:start-shape="id1" draw:start-glue-point="0" draw:end-shape="id11" svg:d="M8861 7112c0-476 1872-714 5617-714" svg:viewBox="0 0 5618 715">
          <text:p/>
        </draw:connector>
        <draw:connector draw:style-name="gr1" draw:text-style-name="P1" draw:layer="layout" draw:type="curve" svg:x1="4.826cm" svg:y1="9.642cm" svg:x2="6.35cm" svg:y2="9.652cm" draw:start-shape="id12" draw:start-glue-point="1" draw:end-shape="id1" svg:d="M4826 9642c1293 0 531 10 1524 10" svg:viewBox="0 0 1525 11">
          <text:p/>
        </draw:connector>
        <draw:frame draw:style-name="gr7" draw:text-style-name="P1" draw:layer="layout" svg:width="3.439cm" svg:height="1.295cm" draw:transform="rotate (-0.790808684078631) translate (17.901cm 1.4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1" draw:layer="layout" svg:width="3.4cm" svg:height="1.281cm" draw:transform="rotate (-2.37661484244068) translate (21.12cm 16.844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1" draw:layer="layout" svg:width="3.4cm" svg:height="1.281cm" draw:transform="rotate (-0.716806723794071) translate (20.654cm 0.35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7" draw:text-style-name="P1" draw:layer="layout" svg:width="3.439cm" svg:height="1.295cm" draw:transform="rotate (-2.33228347944002) translate (23.876cm 18.085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9" draw:text-style-name="P6" draw:layer="layout" svg:width="1.383cm" svg:height="0.645cm" svg:x="5.08cm" svg:y="8.89cm">
          <draw:text-box>
            <text:p text:style-name="P3"><text:span text:style-name="T2">reads</text:span></text:p>
          </draw:text-box>
        </draw:frame>
        <draw:frame draw:style-name="gr10" draw:text-style-name="P6" draw:layer="layout" svg:width="2.064cm" svg:height="0.645cm" svg:x="6.797cm" svg:y="6.467cm">
          <draw:text-box>
            <text:p text:style-name="P3"><text:span text:style-name="T2">generates</text:span></text:p>
          </draw:text-box>
        </draw:frame>
        <draw:frame draw:style-name="gr10" draw:text-style-name="P6" draw:layer="layout" svg:width="2.064cm" svg:height="0.645cm" svg:x="9.144cm" svg:y="12.192cm">
          <draw:text-box>
            <text:p text:style-name="P3"><text:span text:style-name="T2">generates</text:span></text:p>
          </draw:text-box>
        </draw:frame>
        <draw:frame draw:style-name="gr11" draw:text-style-name="P1" draw:layer="layout" svg:width="1.453cm" svg:height="1.056cm" draw:transform="skewX (-0.000872664625997165) rotate (1.5700981950941) translate (17.231cm 9.562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5) rotate (1.5700981950941) translate (24.13cm 12.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4) rotate (-1.57690497917688) translate (25.195cm 7.691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4) rotate (-1.57690497917688) translate (18.288cm 11.24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0" draw:text-style-name="P6" draw:layer="layout" svg:width="2.064cm" svg:height="0.645cm" svg:x="17.758cm" svg:y="8.109cm">
          <draw:text-box>
            <text:p text:style-name="P3"><text:span text:style-name="T2">generates</text:span></text:p>
          </draw:text-box>
        </draw:frame>
        <draw:frame draw:style-name="gr10" draw:text-style-name="P6" draw:layer="layout" svg:width="2.064cm" svg:height="0.645cm" svg:x="17.78cm" svg:y="12.137cm">
          <draw:text-box>
            <text:p text:style-name="P3"><text:span text:style-name="T2">generates</text:span></text:p>
          </draw:text-box>
        </draw:frame>
        <draw:frame draw:style-name="gr9" draw:text-style-name="P6" draw:layer="layout" svg:width="1.383cm" svg:height="0.645cm" svg:x="25.033cm" svg:y="7.483cm">
          <draw:text-box>
            <text:p text:style-name="P3"><text:span text:style-name="T2">reads</text:span></text:p>
          </draw:text-box>
        </draw:frame>
        <draw:frame draw:style-name="gr9" draw:text-style-name="P6" draw:layer="layout" svg:width="1.383cm" svg:height="0.645cm" svg:x="25.033cm" svg:y="11.938cm">
          <draw:text-box>
            <text:p text:style-name="P3"><text:span text:style-name="T2">reads</text:span></text:p>
          </draw:text-box>
        </draw:frame>
        <draw:frame draw:style-name="gr12" draw:text-style-name="P7" draw:layer="layout" svg:width="1.755cm" svg:height="0.806cm" svg:x="24.384cm" svg:y="1.734cm">
          <draw:text-box>
            <text:p text:style-name="P3"><text:span text:style-name="T3">Java</text:span></text:p>
          </draw:text-box>
        </draw:frame>
        <draw:frame draw:style-name="gr13" draw:text-style-name="P8" draw:layer="layout" svg:width="1.433cm" svg:height="0.806cm" svg:x="24.729cm" svg:y="18.796cm">
          <draw:text-box>
            <text:p text:style-name="P3"><text:span text:style-name="T4">C++</text:span></text:p>
          </draw:text-box>
        </draw:frame>
        <draw:frame draw:style-name="gr12" draw:text-style-name="P8" draw:layer="layout" svg:width="2.032cm" svg:height="0.806cm" svg:x="1.524cm" svg:y="13.164cm">
          <draw:text-box>
            <text:p text:style-name="P3"><text:span text:style-name="T4">YAML</text:span></text:p>
          </draw:text-box>
        </draw:frame>
        <draw:frame draw:style-name="gr2" draw:text-style-name="P1" draw:layer="layout" svg:width="10.002cm" svg:height="1.524cm" svg:x="16.16cm" svg:y="9.652cm">
          <draw:image xlink:href="Pictures/100002010000020D0000005021EDB729D104BC53.png" xlink:type="simple" xlink:show="embed" xlink:actuate="onLoad">
            <text:p/>
          </draw:image>
        </draw:frame>
        <draw:frame draw:style-name="gr14" draw:text-style-name="P10" draw:layer="layout" svg:width="3.048cm" svg:height="2.147cm" svg:x="12.446cm" svg:y="9.283cm">
          <draw:text-box>
            <text:p text:style-name="P9"><text:span text:style-name="T5">JSON +</text:span></text:p>
            <text:p text:style-name="P9"><text:span text:style-name="T5">Class Info = Inheritance</text:span></text:p>
            <text:p text:style-name="P9"><text:span text:style-name="T5">Support</text:span></text:p>
          </draw:text-box>
        </draw:frame>
        <draw:line draw:style-name="gr15" draw:text-style-name="P1" draw:layer="layout" svg:x1="15.24cm" svg:y1="10.668cm" svg:x2="17.526cm" svg:y2="9.906cm">
          <text:p/>
        </draw:line>
        <draw:frame draw:style-name="gr9" draw:text-style-name="P6" draw:layer="layout" svg:width="2.458cm" svg:height="0.645cm" svg:x="17.78cm" svg:y="20.183cm">
          <draw:text-box>
            <text:p text:style-name="P3"><text:span text:style-name="T2">data classes</text:span></text:p>
          </draw:text-box>
        </draw:frame>
        <draw:frame draw:style-name="gr9" draw:text-style-name="P6" draw:layer="layout" svg:width="2.458cm" svg:height="0.645cm" svg:x="17.018cm" svg:y="0.117cm">
          <draw:text-box>
            <text:p text:style-name="P3"><text:span text:style-name="T2">data classes</text:span></text:p>
          </draw:text-box>
        </draw:frame>
        <draw:frame draw:style-name="gr9" draw:text-style-name="P6" draw:layer="layout" svg:width="1.907cm" svg:height="0.645cm" svg:x="16.764cm" svg:y="15.748cm">
          <draw:text-box>
            <text:p text:style-name="P3"><text:span text:style-name="T2">serializer</text:span></text:p>
          </draw:text-box>
        </draw:frame>
        <draw:frame draw:style-name="gr9" draw:text-style-name="P6" draw:layer="layout" svg:width="1.907cm" svg:height="0.645cm" svg:x="16.002cm" svg:y="4.181cm">
          <draw:text-box>
            <text:p text:style-name="P3"><text:span text:style-name="T2">serializer</text:span></text:p>
          </draw:text-box>
        </draw:frame>
        <draw:frame draw:style-name="gr9" draw:text-style-name="P6" draw:layer="layout" svg:width="2.297cm" svg:height="0.645cm" svg:x="23.865cm" svg:y="16.002cm">
          <draw:text-box>
            <text:p text:style-name="P3"><text:span text:style-name="T2">deserializer</text:span></text:p>
          </draw:text-box>
        </draw:frame>
        <draw:frame draw:style-name="gr9" draw:text-style-name="P6" draw:layer="layout" svg:width="2.297cm" svg:height="0.645cm" svg:x="23.611cm" svg:y="3.673cm">
          <draw:text-box>
            <text:p text:style-name="P3"><text:span text:style-name="T2">deserializer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13:07:50.321978750</meta:creation-date>
    <dc:date>2020-03-11T10:48:51.133213135</dc:date>
    <meta:editing-duration>PT1H15M20S</meta:editing-duration>
    <meta:editing-cycles>11</meta:editing-cycles>
    <meta:generator>LibreOffice/6.0.7.3$Linux_X86_64 LibreOffice_project/00m0$Build-3</meta:generator>
    <meta:document-statistic meta:object-count="76"/>
  </office:meta>
</office:document-meta>
</file>